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29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2.5</text:user-defined></text:p>
          </table:table-cell>
          <table:table-cell table:style-name="Versiones.B2" office:value-type="string">
            <text:p text:style-name="P10">Corregida la traducción de todo el texto</text:p>
          </table:table-cell>
        </table:table-row>
        <table:table-row>
          <table:table-cell table:style-name="Versiones.A3" office:value-type="string">
            <text:p text:style-name="P9">2.4</text:p>
          </table:table-cell>
          <table:table-cell table:style-name="Versiones.B2" office:value-type="string">
            <text:p text:style-name="P10">Empiezo a revisar el noveno párrafo.</text:p>
          </table:table-cell>
        </table:table-row>
        <table:table-row>
          <table:table-cell table:style-name="Versiones.A2" office:value-type="string">
            <text:p text:style-name="P9">2.3</text:p>
          </table:table-cell>
          <table:table-cell table:style-name="Versiones.B2" office:value-type="string">
            <text:p text:style-name="P10">Empiezo a revisar el octav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y segundo párrafo (corregidos los días 1-X-07 y 2-X-07)<text:tab/>3</text:p>
          <text:p text:style-name="P16">1.2 Tercer y cuarto párrafo (corregido el día 2-X-07)<text:tab/>3</text:p>
          <text:p text:style-name="P16">1.3 Quinto párrafo (corregido el día 2-X-07)<text:tab/>4</text:p>
          <text:p text:style-name="P16">1.4 Sexto párrafo (corregido el día 8-X-07)<text:tab/>4</text:p>
          <text:p text:style-name="P16">1.5 Sexto párrafo (corregido el día 8-X-07)<text:tab/>4</text:p>
          <text:p text:style-name="P16">1.6 Séptimo párrafo (corregido el día 8-X-07)<text:tab/>4</text:p>
          <text:p text:style-name="P16">1.7 Octavo párrafo (corregido el día 9-X-07)<text:tab/>5</text:p>
          <text:p text:style-name="P16">1.8 Noveno párrafo (corregido el día 9-X-07)<text:tab/>5</text:p>
          <text:p text:style-name="P15">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y segundo párrafo (corregidos los días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corregido el día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er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text:soft-page-break/>1.3 Quinto párrafo (corregido el día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corregido el día 8-X-07)</text:h>
        <text:p text:style-name="P5">Sea como fuere, IBM no sólo no mostraba ninguna inclinación a comprar SCO sin que en agosto, IBM le demando a su vez, acusándole de haber violado la licencia de código abierto que rige Linux (que SCO, después de todo, ha estado distribuyendo) y haber infri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5"/>
        <text:h text:style-name="P14" text:outline-level="2">1.5 Sexto párrafo (corregido el día 8-X-07)</text:h>
        <text:p text:style-name="P5">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5"/>
        <text:h text:style-name="P14" text:outline-level="2">1.6 Séptimo párrafo (corregido el día 8-X-07)</text:h>
        <text:p text:style-name="P5">Mr McBride argumentaba que no podía revelar el códgo que SCO reclama con todo detalle sería como abrir el código – lo que para él sería rendirse al capital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Legalmente, que no podía ser divulgada.</text:p>
        <text:p text:style-name="P5"/>
        <text:h text:style-name="P14" text:outline-level="2"><text:soft-page-break/>1.7 Octavo párrafo (corregido el día 9-X-07)</text:h>
        <text:p text:style-name="P5">Lucha por la cultura libre de fanatismos religiosos</text:p>
        <text:p text:style-name="P5">En cuanto a impacto se refiere sí es importante, sin embargo. SCO ha causado tal confusión que algunas consultoras tecnológicas, tales como Gartner y Yankee Group, están aconsejando a sus clientes que esperen y vean que pasa antes de adoptar Linux. Esta claro que esto les conviene a los otros del sector fundamentalista, sobre todo a Microsoft, cuyo sistema operativo propietario Windows es el rival más fiero de Linux. Esto no ha pasado desapercibido por Microsoft que es una de las pocas compañías que realmente ha pagado a SCO por una licencia de Linux, incluso aunque Microsoft no lo utiliza. Microsoft y SCO negaban rotundamente que no actuaban de forma conjunta, pero la mayoría de partidarios del software abierto asumen que el malvado gigante de Redmond está pagando a un mercenario.</text:p>
        <text:p text:style-name="P5"/>
        <text:h text:style-name="P14" text:outline-level="2">1.8 Noveno párrafo (corregido el día 9-X-07)</text:h>
        <text:p text:style-name="P5">Como resultado los dos bandos están tomando posiciones. “Nosotros nos mantendremos firmes, y ellos no ceden, así que nosotros tenemos un gran problema”, dice Mr McBride. Como los fundamentalistas de 1925, él puede acabar siendo un personaje irrelevante en el libro de la historia o pudiendo detener la evolución de Linux. Todavía, es muy pronto para saberlo.</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text:soft-page-break/>hanging-chads episode in Florida in 2000</text:p>
            </table:table-cell>
            <table:table-cell table:style-name="Traducciones_5f_Complicadas.C2" office:value-type="string">
              <text:p text:style-name="Table_20_Contents">Se refiere al debate de las tarjetas perforadas de votación de las <text:soft-page-break/>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challeging SCO to end the “bagueness” of its accusations</text:p>
            </table:table-cell>
            <table:table-cell table:style-name="Traducciones_5f_Complicadas.C2" office:value-type="string">
              <text:p text:style-name="Table_20_Contents">En la que alegaba que SCO estaba confuso sobre lo que tenía y le pedía.</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world's,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bothers the open-sourcers is SCO's <text:soft-page-break/>refusal to reveal which lines of code</text:p>
            </table:table-cell>
            <table:table-cell table:style-name="Traducciones_5f_Complicadas.C2" office:value-type="string">
              <text:p text:style-name="Table_20_Contents">Lo que más molesta a los partidarios del código abierto es la negación 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rivially easy”. 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row>
            <table:table-cell table:style-name="Traducciones_5f_Complicadas.A2" office:value-type="string">
              <text:p text:style-name="Table_20_Contents">64</text:p>
            </table:table-cell>
            <table:table-cell table:style-name="Traducciones_5f_Complicadas.A2" office:value-type="string">
              <text:p text:style-name="Table_20_Contents">In terms of impact, however, it is an issue</text:p>
            </table:table-cell>
            <table:table-cell table:style-name="Traducciones_5f_Complicadas.C2" office:value-type="string">
              <text:p text:style-name="Table_20_Contents">En cuanto a impacto se refiere sí es importante, sin embargo (uniendo los dos párrafos)</text:p>
            </table:table-cell>
          </table:table-row>
          <table:table-row>
            <table:table-cell table:style-name="Traducciones_5f_Complicadas.A2" office:value-type="string">
              <text:p text:style-name="Table_20_Contents">66</text:p>
            </table:table-cell>
            <table:table-cell table:style-name="Traducciones_5f_Complicadas.A2" office:value-type="string">
              <text:p text:style-name="Table_20_Contents">This certainly suits</text:p>
            </table:table-cell>
            <table:table-cell table:style-name="Traducciones_5f_Complicadas.C2" office:value-type="string">
              <text:p text:style-name="Table_20_Contents">Esta claro que esto les conviene</text:p>
            </table:table-cell>
          </table:table-row>
          <table:table-row>
            <table:table-cell table:style-name="Traducciones_5f_Complicadas.A2" office:value-type="string">
              <text:p text:style-name="Table_20_Contents">68</text:p>
            </table:table-cell>
            <table:table-cell table:style-name="Traducciones_5f_Complicadas.A2" office:value-type="string">
              <text:p text:style-name="Table_20_Contents">It has not gone unnoticed</text:p>
            </table:table-cell>
            <table:table-cell table:style-name="Traducciones_5f_Complicadas.C2" office:value-type="string">
              <text:p text:style-name="Table_20_Contents">Esto no ha pasado desapercibi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has actually paid</text:p>
            </table:table-cell>
            <table:table-cell table:style-name="Traducciones_5f_Complicadas.C2" office:value-type="string">
              <text:p text:style-name="Table_20_Contents">realmente ha paga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Microsoft has not use for one</text:p>
            </table:table-cell>
            <table:table-cell table:style-name="Traducciones_5f_Complicadas.C2" office:value-type="string">
              <text:p text:style-name="Table_20_Contents">Microsoft no utiliza</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are digging into their trenches</text:p>
            </table:table-cell>
            <table:table-cell table:style-name="Traducciones_5f_Complicadas.C2" office:value-type="string">
              <text:p text:style-name="Table_20_Contents">tomando posiciones</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they're not giving up</text:p>
            </table:table-cell>
            <table:table-cell table:style-name="Traducciones_5f_Complicadas.C2" office:value-type="string">
              <text:p text:style-name="Table_20_Contents">ellos no abandonan</text:p>
            </table:table-cell>
          </table:table-row>
          <table:table-row>
            <table:table-cell table:style-name="Traducciones_5f_Complicadas.A2" office:value-type="string">
              <text:p text:style-name="Table_20_Contents">74</text:p>
            </table:table-cell>
            <table:table-cell table:style-name="Traducciones_5f_Complicadas.A2" office:value-type="string">
              <text:p text:style-name="Table_20_Contents">he may end up being a footnote in history</text:p>
            </table:table-cell>
            <table:table-cell table:style-name="Traducciones_5f_Complicadas.C2" office:value-type="string">
              <text:p text:style-name="Table_20_Contents">él puede acabar siendo un personaje irrelevante en el libro de la historia</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9-X-07</text:user-defined></text:p>
          <text:p text:style-name="P2">Versión: <text:user-defined text:name="Versión">2.5</text:user-defined></text:p>
          <text:p text:style-name="Footer"><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dc:description>
    <dc:subject>Traducción de Textos</dc:subject>
    <meta:keyword>Sobre monos y pingüinos traducción de textos Rosario Plaza rplaza@fi.upm.es</meta:keyword>
    <meta:editing-cycles>1</meta:editing-cycles>
    <meta:editing-duration>PT0S</meta:editing-duration>
    <meta:user-defined meta:name="Autor">Rubén Paje del Pino</meta:user-defined>
    <meta:user-defined meta:name="Versión">2.5</meta:user-defined>
    <meta:user-defined meta:name="Texto">1</meta:user-defined>
    <meta:user-defined meta:name="Última Revisión">9-X-07</meta:user-defined>
    <meta:document-statistic meta:table-count="2" meta:image-count="0" meta:object-count="0" meta:page-count="7" meta:paragraph-count="154" meta:word-count="2085" meta:character-count="11826"/>
  </office:meta>
</office:document-meta>
</file>